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150%"/>
      <style:text-properties style:font-name="Arial" fo:font-size="12pt" style:text-underline-style="none" fo:font-weight="normal" officeooo:rsid="0016f6bd" officeooo:paragraph-rsid="0016f6bd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/>
      <style:text-properties style:font-name="Arial" fo:font-size="12pt" style:text-underline-style="none" fo:font-weight="normal" officeooo:rsid="0017f055" officeooo:paragraph-rsid="0017f0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8pt" style:text-underline-style="none" fo:font-weight="bold" officeooo:rsid="0016f6bd" officeooo:paragraph-rsid="0016f6b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e de datos JBlue.</text:p>
      <text:p text:style-name="P1">En este documento se encuentra la redacción escrita de la base de datos así como el uso de cada tabla, el porque de algunos campos y su respectivo manejo.</text:p>
      <text:p text:style-name="P1"/>
      <text:p text:style-name="P1">La base de datos de “JBlue” esta estructurada de la siguiente manera.</text:p>
      <text:p text:style-name="P1"/>
      <text:list xml:id="list976511040" text:style-name="L1">
        <text:list-item>
          <text:p text:style-name="P2"><text:span text:style-name="T3">JBlue</text:span><text:span text:style-name="T2"> </text:span>– Base de datos general.</text:p>
          <text:list>
            <text:list-item>
              <text:p text:style-name="P2"><text:span text:style-name="T3">Calles</text:span><text:span text:style-name="T1"> </text:span>– Tabla en la cual se almacenan todas las calles pertenecientes a la colonia en donde se utilice este software.</text:p>
            </text:list-item>
            <text:list-item>
              <text:p text:style-name="P3"><text:span text:style-name="T3">Tomas</text:span><text:span text:style-name="T1"> </text:span>– Tabla que almacena el tipo de tomas, su costo y el costo de su recargo.</text:p>
            </text:list-item>
            <text:list-item>
              <text:p text:style-name="P3"><text:span text:style-name="T3">Personal</text:span><text:span text:style-name="T1"> </text:span>– Tabla que almacena la información del personal encargado de utilizar y/o administrar el software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Campos</meta:initial-creator>
    <meta:creation-date>2023-01-07T06:36:34.321062122</meta:creation-date>
    <dc:date>2023-01-07T06:53:55.329315883</dc:date>
    <dc:creator>Juan Pablo Campos</dc:creator>
    <meta:editing-duration>PT17M22S</meta:editing-duration>
    <meta:editing-cycles>2</meta:editing-cycles>
    <meta:generator>LibreOffice/7.4.3.2$Linux_X86_64 LibreOffice_project/8d7af0b9f05ca3f6bf3593323f061d3291e2ce28</meta:generator>
    <meta:document-statistic meta:table-count="0" meta:image-count="0" meta:object-count="0" meta:page-count="1" meta:paragraph-count="7" meta:word-count="105" meta:character-count="582" meta:non-whitespace-character-count="484"/>
  </office:meta>
</office:document-meta>
</file>